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9547" officeooo:paragraph-rsid="00039547"/>
    </style:style>
    <style:style style:name="P2" style:family="paragraph" style:parent-style-name="Standard">
      <style:text-properties officeooo:paragraph-rsid="00039547"/>
    </style:style>
    <style:style style:name="P3" style:family="paragraph" style:parent-style-name="Standard">
      <style:text-properties officeooo:rsid="0018d68c" officeooo:paragraph-rsid="00039547"/>
    </style:style>
    <style:style style:name="T1" style:family="text">
      <style:text-properties officeooo:rsid="000395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ffrey McDonald Ralston</text:p>
      <text:p text:style-name="P1">2/3 36 Towerhill Rd</text:p>
      <text:p text:style-name="P1">Knightswood</text:p>
      <text:p text:style-name="P1">Glasgow</text:p>
      <text:p text:style-name="P1">G13 2HR</text:p>
      <text:p text:style-name="P1"/>
      <text:p text:style-name="P1">7-Nov-23</text:p>
      <text:p text:style-name="P1"/>
      <text:p text:style-name="P1">Dear Sir or Madam,</text:p>
      <text:p text:style-name="P1"/>
      <text:p text:style-name="P2"><text:span text:style-name="T1">Please find attached my Resume for the position of </text:span>Linux Desktop Support Associate (Remote – EMEA)</text:p>
      <text:p text:style-name="P2"/>
      <text:p text:style-name="P3">I <text:span text:style-name="T1">am an experienced software development professional and </text:span>have been using Linux for about 20 years and have used Ubuntu exclusively for all computing related tasks since 2020. I have built many Ubuntu systems from scratch and configured them for many different tasks, such as; Audio Production using Reaper, using <text:s/>QjackCtl, VST’s including configuring the system to be able to use windows VST’s, and installing low latency kernel. I have good knowledge of Ubuntu Graphics and Multi-media apps like GIMP, Krita, Inkscape and Blender, and as a Web Developer I have configured Linux systems for developing software with Docker, npm, Django, Python, SASS, JavaScript and HTML As well as this I have also experience using WINE, Lutris and installing various games and mods from Steam and GOG. So I have quite a wide range of knowledge covering the Ubuntu Linux Operating System.</text:p>
      <text:p text:style-name="P3"/>
      <text:p text:style-name="P1">Yours sincerely</text:p>
      <text:p text:style-name="P1">Jeffrey McDonald Ralston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7T21:29:47.738217406</meta:creation-date>
    <dc:date>2023-11-07T21:36:52.398601473</dc:date>
    <meta:editing-duration>PT7M5S</meta:editing-duration>
    <meta:editing-cycles>1</meta:editing-cycles>
    <meta:document-statistic meta:table-count="0" meta:image-count="0" meta:object-count="0" meta:page-count="1" meta:paragraph-count="11" meta:word-count="178" meta:character-count="1105" meta:non-whitespace-character-count="936"/>
    <meta:generator>LibreOffice/7.6.2.1$Linux_X86_64 LibreOffice_project/56f7684011345957bbf33a7ee678afaf4d2ba333</meta:generator>
  </office:meta>
</office:document-meta>
</file>